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CFB3B750F1782E38.png" manifest:media-type="image/png"/>
  <manifest:file-entry manifest:full-path="Pictures/10000201000001DC00000241939F0F30FC5B1F22.png" manifest:media-type="image/png"/>
  <manifest:file-entry manifest:full-path="Pictures/100002010000013F0000021AC3A57CB641C7092D.png" manifest:media-type="image/png"/>
  <manifest:file-entry manifest:full-path="Pictures/10000201000006C300000960D048135EAC02C8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Fin_20_de_20_línea_20_1" draw:marker-end="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Fin_20_de_20_línea_20_1" draw:marker-end=""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Fin_20_de_20_línea_20_1" draw:marker-end="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start="Fin_20_de_20_línea_20_1" draw:marker-end="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Fin_20_de_20_línea_20_1" draw:marker-end="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Fin_20_de_20_línea_20_1" draw:marker-end="" draw:fill="none" draw:textarea-horizontal-align="justify" draw:textarea-vertical-align="middle" draw:auto-grow-height="false" fo:min-height="9.878cm" fo:min-width="17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Fin_20_de_20_línea_20_1" draw:marker-end="" draw:fill="none" draw:textarea-horizontal-align="justify" draw:textarea-vertical-align="middle" draw:auto-grow-height="false" fo:min-height="8.431cm" fo:min-width="15.6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11.529cm" svg:y="2.431cm" svg:width="4.701cm" svg:height="6.034cm" draw:z-index="0"><draw:image xlink:href="Pictures/100002010000013F0000021AC3A57CB641C7092D.png" xlink:type="simple" xlink:show="embed" xlink:actuate="onLoad" loext:mime-type="image/x-vclgraphic"/></draw:frame><draw:frame draw:style-name="fr2" draw:name="Imagen1" text:anchor-type="paragraph" svg:x="0.912cm" svg:y="2.358cm" svg:width="4.124cm" svg:height="5.717cm" draw:z-index="4"><draw:image xlink:href="Pictures/10000201000006C300000960D048135EAC02C8E9.png" xlink:type="simple" xlink:show="embed" xlink:actuate="onLoad" loext:mime-type="image/x-vclgraphic"/></draw:frame><draw:frame draw:style-name="fr2" draw:name="Imagen3" text:anchor-type="paragraph" svg:x="5.36cm" svg:y="13.092cm" svg:width="5.752cm" svg:height="5.752cm" draw:z-index="7"><draw:image xlink:href="Pictures/100002010000012C0000012CCFB3B750F1782E38.png" xlink:type="simple" xlink:show="embed" xlink:actuate="onLoad" loext:mime-type="image/x-vclgraphic"/></draw:frame><draw:frame draw:style-name="fr2" draw:name="Imagen4" text:anchor-type="paragraph" svg:x="-0.866cm" svg:y="20.853cm" svg:width="4.572cm" svg:height="5.542cm" draw:z-index="11"><draw:image xlink:href="Pictures/10000201000001DC00000241939F0F30FC5B1F22.png" xlink:type="simple" xlink:show="embed" xlink:actuate="onLoad" loext:mime-type="image/x-vclgraphic"/></draw:frame><draw:line text:anchor-type="paragraph" draw:z-index="1" draw:name="Forma2" draw:style-name="gr1" draw:text-style-name="P2" svg:x1="6.426cm" svg:y1="6.318cm" svg:x2="10.548cm" svg:y2="6.274cm"><text:p/></draw:line><draw:line text:anchor-type="paragraph" draw:z-index="2" draw:name="Forma1" draw:style-name="gr2" draw:text-style-name="P2" svg:x1="6.182cm" svg:y1="4.865cm" svg:x2="10.283cm" svg:y2="4.886cm"><text:p/></draw:line><draw:frame text:anchor-type="paragraph" draw:z-index="3" draw:name="Forma3" draw:style-name="gr3" draw:text-style-name="P3" svg:width="2.558cm" svg:height="0.706cm" svg:x="7.064cm" svg:y="5.413cm"><draw:text-box><text:p>Active JDBC</text:p></draw:text-box></draw:frame><draw:frame text:anchor-type="paragraph" draw:z-index="5" draw:name="Forma4" draw:style-name="gr3" draw:text-style-name="P3" svg:width="1.985cm" svg:height="0.706cm" svg:x="2.3cm" svg:y="8.073cm"><draw:text-box><text:p>My SQL</text:p></draw:text-box></draw:frame><draw:frame text:anchor-type="paragraph" draw:z-index="6" draw:name="Forma5" draw:style-name="gr4" draw:text-style-name="P4" svg:width="3.396cm" svg:height="0.95cm" svg:x="6.424cm" svg:y="0.783cm"><draw:text-box><text:p><text:span text:style-name="T1">Back End</text:span></text:p></draw:text-box></draw:frame><draw:line text:anchor-type="paragraph" draw:z-index="8" draw:name="Forma6" draw:style-name="gr2" draw:text-style-name="P2" svg:x1="11.596cm" svg:y1="12.633cm" svg:x2="13.572cm" svg:y2="9.529cm"><text:p/></draw:line><draw:line text:anchor-type="paragraph" draw:z-index="9" draw:name="Forma7" draw:style-name="gr2" draw:text-style-name="P2" svg:x1="12.125cm" svg:y1="9.07cm" svg:x2="9.902cm" svg:y2="12.069cm"><text:p/></draw:line><draw:frame text:anchor-type="paragraph" draw:z-index="10" draw:name="Forma8" draw:style-name="gr5" draw:text-style-name="P3" svg:width="1.447cm" svg:height="0.53cm" svg:x="11.278cm" svg:y="10.516cm"><draw:text-box><text:p>Axios</text:p></draw:text-box></draw:frame><draw:line text:anchor-type="paragraph" draw:z-index="12" draw:name="Forma6" draw:style-name="gr2" draw:text-style-name="P2" svg:x1="11.596cm" svg:y1="12.633cm" svg:x2="13.572cm" svg:y2="9.529cm"><text:p/></draw:line><draw:line text:anchor-type="paragraph" draw:z-index="13" draw:name="Forma6" draw:style-name="gr2" draw:text-style-name="P2" svg:x1="4.964cm" svg:y1="18.56cm" svg:x2="3.376cm" svg:y2="20.712cm"><text:p/></draw:line><draw:line text:anchor-type="paragraph" draw:z-index="14" draw:name="Forma6" draw:style-name="gr2" draw:text-style-name="P2" svg:x1="3.963cm" svg:y1="21.523cm" svg:x2="5.515cm" svg:y2="19.3cm"><text:p/></draw:line><draw:frame text:anchor-type="paragraph" draw:z-index="15" draw:name="Forma9" draw:style-name="gr6" draw:text-style-name="P3" svg:width="1.341cm" svg:height="0.671cm" svg:x="3.963cm" svg:y="19.724cm"><draw:text-box><text:p>Expo</text:p></draw:text-box></draw:frame><draw:frame text:anchor-type="paragraph" draw:z-index="16" draw:name="Forma10" draw:style-name="gr7" draw:text-style-name="P4" svg:width="3.317cm" svg:height="0.953cm" svg:x="0.73cm" svg:y="13.832cm"><draw:text-box><text:p><text:span text:style-name="T1">Front End</text:span></text:p></draw:text-box></draw:frame><draw:custom-shape text:anchor-type="paragraph" draw:z-index="17" draw:name="Forma11" draw:style-name="gr8" draw:text-style-name="P5" svg:width="17.075cm" svg:height="9.879cm" svg:x="-0.116cm" svg:y="0.427cm"><text:p/><draw:enhanced-geometry svg:viewBox="0 0 21600 21600" draw:type="rectangle" draw:enhanced-path="M 0 0 L 21600 0 21600 21600 0 21600 0 0 Z N"/></draw:custom-shape><draw:custom-shape text:anchor-type="paragraph" draw:z-index="18" draw:name="Forma11" draw:style-name="gr9" draw:text-style-name="P5" svg:width="15.664cm" svg:height="8.432cm" svg:x="0.166cm" svg:y="11.892cm"><text:p/><draw:enhanced-geometry svg:viewBox="0 0 21600 21600" draw:type="rectangle" draw:enhanced-path="M 0 0 L 21600 0 21600 21600 0 21600 0 0 Z N"/></draw:custom-shape><text:s text:c="2"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23:12.285642276</meta:creation-date>
    <dc:date>2019-08-27T11:10:23.543108960</dc:date>
    <meta:editing-duration>PT16M21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" meta:paragraph-count="1" meta:word-count="0" meta:character-count="10" meta:non-whitespace-character-count="0"/>
  </office:meta>
</office:document-meta>
</file>